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7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lock name</text:p>
          </table:table-cell>
          <table:table-cell office:value-type="string" calcext:value-type="string">
            <text:p>Decimal start</text:p>
          </table:table-cell>
          <table:table-cell office:value-type="string" calcext:value-type="string">
            <text:p>Decimal end</text:p>
          </table:table-cell>
          <table:table-cell office:value-type="string" calcext:value-type="string">
            <text:p>Decimal regular expression range</text:p>
          </table:table-cell>
        </table:table-row>
        <table:table-row table:style-name="ro1">
          <table:table-cell office:value-type="string" calcext:value-type="string">
            <text:p>CJK Unified Ideographs</text:p>
          </table:table-cell>
          <table:table-cell office:value-type="float" office:value="19968" calcext:value-type="float">
            <text:p>19968</text:p>
          </table:table-cell>
          <table:table-cell office:value-type="float" office:value="40959" calcext:value-type="float">
            <text:p>40959</text:p>
          </table:table-cell>
          <table:table-cell office:value-type="string" calcext:value-type="string">
            <text:p>\b(199(6[89]|[7-9][0-9])|[23][0-9]{4}|40([0-8][0-9]{2}|9[0-5][0-9]))\b</text:p>
          </table:table-cell>
        </table:table-row>
        <table:table-row table:style-name="ro1">
          <table:table-cell office:value-type="string" calcext:value-type="string">
            <text:p>CJK Unified Ideographs Extension A</text:p>
          </table:table-cell>
          <table:table-cell office:value-type="float" office:value="13312" calcext:value-type="float">
            <text:p>13312</text:p>
          </table:table-cell>
          <table:table-cell office:value-type="float" office:value="19903" calcext:value-type="float">
            <text:p>19903</text:p>
          </table:table-cell>
          <table:table-cell office:value-type="string" calcext:value-type="string">
            <text:p>\b1(3(3(1[2-9]|[2-9][0-9])|[4-9][0-9]{2})|[4-8][0-9]{3}|9([0-8][0-9]{2}|90[0-3]))\b</text:p>
          </table:table-cell>
        </table:table-row>
        <table:table-row table:style-name="ro1">
          <table:table-cell office:value-type="string" calcext:value-type="string">
            <text:p>CJK Unified Ideographs Extension B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3791" calcext:value-type="float">
            <text:p>173791</text:p>
          </table:table-cell>
          <table:table-cell office:value-type="string" calcext:value-type="string">
            <text:p>\b1(3(1(0(7[2-9]|[89][0-9])|[1-9][0-9]{2})|[2-9][0-9]{3})|[4-6][0-9]{4}|7([0-2][0-9]{3}|3([0-6][0-9]{2}|7([0-8][0-9]|9[01]))))\b</text:p>
          </table:table-cell>
        </table:table-row>
        <table:table-row table:style-name="ro1">
          <table:table-cell office:value-type="string" calcext:value-type="string">
            <text:p>CJK Unified Ideographs Extension C</text:p>
          </table:table-cell>
          <table:table-cell office:value-type="float" office:value="173824" calcext:value-type="float">
            <text:p>173824</text:p>
          </table:table-cell>
          <table:table-cell office:value-type="float" office:value="177983" calcext:value-type="float">
            <text:p>177983</text:p>
          </table:table-cell>
          <table:table-cell office:value-type="string" calcext:value-type="string">
            <text:p>\b17(3(8(2[4-9]|[3-9][0-9])|9[0-9]{2})|[4-6][0-9]{3}|7([0-8][0-9]{2}|9([0-7][0-9]|8[0-3])))\b</text:p>
          </table:table-cell>
        </table:table-row>
        <table:table-row table:style-name="ro1">
          <table:table-cell office:value-type="string" calcext:value-type="string">
            <text:p>CJK Unified Ideographs Extension D</text:p>
          </table:table-cell>
          <table:table-cell office:value-type="float" office:value="177984" calcext:value-type="float">
            <text:p>177984</text:p>
          </table:table-cell>
          <table:table-cell office:value-type="float" office:value="178207" calcext:value-type="float">
            <text:p>178207</text:p>
          </table:table-cell>
          <table:table-cell office:value-type="string" calcext:value-type="string">
            <text:p>\b17(79(8[4-9]|9[0-9])|8([01][0-9]{2}|20[0-7]))\b</text:p>
          </table:table-cell>
        </table:table-row>
        <table:table-row table:style-name="ro1">
          <table:table-cell office:value-type="string" calcext:value-type="string">
            <text:p>CJK Unified Ideographs Extension E</text:p>
          </table:table-cell>
          <table:table-cell office:value-type="float" office:value="178208" calcext:value-type="float">
            <text:p>178208</text:p>
          </table:table-cell>
          <table:table-cell office:value-type="float" office:value="183983" calcext:value-type="float">
            <text:p>183983</text:p>
          </table:table-cell>
          <table:table-cell office:value-type="string" calcext:value-type="string">
            <text:p>\b1(7(8(2(0[89]|[1-9][0-9])|[3-9][0-9]{2})|9[0-9]{3})|8([0-2][0-9]{3}|3([0-8][0-9]{2}|9([0-7][0-9]|8[0-3]))))\b</text:p>
          </table:table-cell>
        </table:table-row>
        <table:table-row table:style-name="ro1">
          <table:table-cell office:value-type="string" calcext:value-type="string">
            <text:p>CJK Radicals Supplement</text:p>
          </table:table-cell>
          <table:table-cell office:value-type="float" office:value="11904" calcext:value-type="float">
            <text:p>11904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\b1(19(0[4-9]|[1-9][0-9])|20([0-2][0-9]|3[01]))\b</text:p>
          </table:table-cell>
        </table:table-row>
        <table:table-row table:style-name="ro1">
          <table:table-cell office:value-type="string" calcext:value-type="string">
            <text:p>Kangxi Radicals</text:p>
          </table:table-cell>
          <table:table-cell office:value-type="float" office:value="12032" calcext:value-type="float">
            <text:p>12032</text:p>
          </table:table-cell>
          <table:table-cell office:value-type="float" office:value="12255" calcext:value-type="float">
            <text:p>12255</text:p>
          </table:table-cell>
          <table:table-cell office:value-type="string" calcext:value-type="string">
            <text:p>\b12(0(3[2-9]|[4-9][0-9])|1[0-9]{2}|2([0-4][0-9]|5[0-5]))\b</text:p>
          </table:table-cell>
        </table:table-row>
        <table:table-row table:style-name="ro1">
          <table:table-cell office:value-type="string" calcext:value-type="string">
            <text:p>Ideographic Description Characters</text:p>
          </table:table-cell>
          <table:table-cell office:value-type="float" office:value="12272" calcext:value-type="float">
            <text:p>12272</text:p>
          </table:table-cell>
          <table:table-cell office:value-type="float" office:value="12287" calcext:value-type="float">
            <text:p>12287</text:p>
          </table:table-cell>
          <table:table-cell office:value-type="string" calcext:value-type="string">
            <text:p>\b122(7[2-9]|8[0-7])\b</text:p>
          </table:table-cell>
        </table:table-row>
        <table:table-row table:style-name="ro1">
          <table:table-cell office:value-type="string" calcext:value-type="string">
            <text:p>CJK Symbols and Punctuation</text:p>
          </table:table-cell>
          <table:table-cell office:value-type="float" office:value="12288" calcext:value-type="float">
            <text:p>12288</text:p>
          </table:table-cell>
          <table:table-cell office:value-type="float" office:value="12351" calcext:value-type="float">
            <text:p>12351</text:p>
          </table:table-cell>
          <table:table-cell office:value-type="string" calcext:value-type="string">
            <text:p>\b12(2(8[89]|9[0-9])|3([0-4][0-9]|5[01]))\b</text:p>
          </table:table-cell>
        </table:table-row>
        <table:table-row table:style-name="ro1">
          <table:table-cell office:value-type="string" calcext:value-type="string">
            <text:p>CJK Strokes</text:p>
          </table:table-cell>
          <table:table-cell office:value-type="float" office:value="12736" calcext:value-type="float">
            <text:p>12736</text:p>
          </table:table-cell>
          <table:table-cell office:value-type="float" office:value="12783" calcext:value-type="float">
            <text:p>12783</text:p>
          </table:table-cell>
          <table:table-cell office:value-type="string" calcext:value-type="string">
            <text:p>\b127(3[6-9]|[4-7][0-9]|8[0-3])\b</text:p>
          </table:table-cell>
        </table:table-row>
        <table:table-row table:style-name="ro1">
          <table:table-cell office:value-type="string" calcext:value-type="string">
            <text:p>Enclosed CJK Letters and Months</text:p>
          </table:table-cell>
          <table:table-cell office:value-type="float" office:value="12800" calcext:value-type="float">
            <text:p>12800</text:p>
          </table:table-cell>
          <table:table-cell office:value-type="float" office:value="13055" calcext:value-type="float">
            <text:p>13055</text:p>
          </table:table-cell>
          <table:table-cell office:value-type="string" calcext:value-type="string">
            <text:p>\b1(2[89][0-9]{2}|30([0-4][0-9]|5[0-5]))\b</text:p>
          </table:table-cell>
        </table:table-row>
        <table:table-row table:style-name="ro1">
          <table:table-cell office:value-type="string" calcext:value-type="string">
            <text:p>CJK Compatibility</text:p>
          </table:table-cell>
          <table:table-cell office:value-type="float" office:value="13056" calcext:value-type="float">
            <text:p>13056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\b13(0(5[6-9]|[6-9][0-9])|[12][0-9]{2}|3(0[0-9]|1[01]))\b</text:p>
          </table:table-cell>
        </table:table-row>
        <table:table-row table:style-name="ro1">
          <table:table-cell office:value-type="string" calcext:value-type="string">
            <text:p>CJK Compatibility Ideographs</text:p>
          </table:table-cell>
          <table:table-cell office:value-type="float" office:value="63744" calcext:value-type="float">
            <text:p>63744</text:p>
          </table:table-cell>
          <table:table-cell office:value-type="float" office:value="64255" calcext:value-type="float">
            <text:p>64255</text:p>
          </table:table-cell>
          <table:table-cell office:value-type="string" calcext:value-type="string">
            <text:p>\b6(3(7(4[4-9]|[5-9][0-9])|[89][0-9]{2})|4([01][0-9]{2}|2([0-4][0-9]|5[0-5])))\b</text:p>
          </table:table-cell>
        </table:table-row>
        <table:table-row table:style-name="ro1">
          <table:table-cell office:value-type="string" calcext:value-type="string">
            <text:p>CJK Compatibility Forms</text:p>
          </table:table-cell>
          <table:table-cell office:value-type="float" office:value="65072" calcext:value-type="float">
            <text:p>65072</text:p>
          </table:table-cell>
          <table:table-cell office:value-type="float" office:value="65103" calcext:value-type="float">
            <text:p>65103</text:p>
          </table:table-cell>
          <table:table-cell office:value-type="string" calcext:value-type="string">
            <text:p>\b65(0(7[2-9]|[89][0-9])|10[0-3])\b</text:p>
          </table:table-cell>
        </table:table-row>
        <table:table-row table:style-name="ro1">
          <table:table-cell office:value-type="string" calcext:value-type="string">
            <text:p>CJK Compatibility Ideographs Supplement</text:p>
          </table:table-cell>
          <table:table-cell office:value-type="float" office:value="194560" calcext:value-type="float">
            <text:p>194560</text:p>
          </table:table-cell>
          <table:table-cell office:value-type="float" office:value="195103" calcext:value-type="float">
            <text:p>195103</text:p>
          </table:table-cell>
          <table:table-cell office:value-type="string" calcext:value-type="string">
            <text:p>\b19(4(5[6-9][0-9]|[6-9][0-9]{2})|5(0[0-9]{2}|10[0-3]))\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zone.ni.com/reference/en-XX/help/371361L-01/lvhowto/regular_expression_pattern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iky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s are in Unicode but refer to mojikyo characters as CD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link.springer.com/chapter/10.1007%2F978-3-540-78159-2_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we should make our parser agnostic of the encoding: escape all input. We'll have a renderer later, easy for Unicode. We just download CDP fonts and use them for other character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1:16:57.653952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2b </meta:initial-creator>
    <meta:creation-date>2015-08-12T10:00:05.268205069</meta:creation-date>
    <dc:date>2015-08-12T11:21:43.401788809</dc:date>
    <dc:creator>p2b </dc:creator>
    <meta:editing-duration>PT15M17S</meta:editing-duration>
    <meta:editing-cycles>2</meta:editing-cycles>
    <meta:generator>LibreOffice/4.4.3.2$Linux_X86_64 LibreOffice_project/40m0$Build-2</meta:generator>
    <meta:document-statistic meta:table-count="1" meta:cell-count="73" meta:object-count="0"/>
  </office:meta>
</office:document-meta>
</file>